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97ff"/>
    </style:style>
    <style:style style:name="P2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paragraph-rsid="001297ff"/>
    </style:style>
    <style:style style:name="P3" style:family="paragraph" style:parent-style-name="Heading_20_1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weight="bold" officeooo:paragraph-rsid="001297ff" style:font-weight-asian="bold" style:font-weight-complex="bold"/>
    </style:style>
    <style:style style:name="T1" style:family="text">
      <style:text-properties fo:font-variant="normal" fo:text-transform="none" fo:color="#000000" style:font-name="Segoe UI" fo:font-size="31.5pt" fo:letter-spacing="normal" fo:font-style="normal" fo:font-weight="normal"/>
    </style:style>
    <style:style style:name="T2" style:family="text">
      <style:text-properties fo:font-variant="normal" fo:text-transform="none" fo:color="#000000" style:font-name="Segoe UI" fo:font-size="31.5pt" fo:letter-spacing="normal" fo:font-style="normal" fo:font-weight="normal" officeooo:rsid="001297ff"/>
    </style:style>
    <style:style style:name="T3" style:family="text">
      <style:text-properties fo:font-variant="normal" fo:text-transform="none" fo:color="#000000" style:font-name="Segoe UI" fo:letter-spacing="normal" fo:font-style="normal" fo:font-weight="normal"/>
    </style:style>
    <style:style style:name="T4" style:family="text">
      <style:text-properties fo:font-variant="normal" fo:text-transform="none" fo:color="#000000" style:font-name="Segoe UI" fo:letter-spacing="normal" fo:font-style="normal" fo:font-weight="normal" officeooo:rsid="001297ff"/>
    </style:style>
    <style:style style:name="T5" style:family="text">
      <style:text-properties fo:font-variant="normal" fo:text-transform="none" fo:color="#000000" style:font-name="Segoe UI" fo:font-size="12pt" fo:letter-spacing="normal" fo:font-style="normal" fo:font-weight="normal" officeooo:rsid="001297ff" style:font-size-asian="10.5pt" style:font-size-complex="12pt"/>
    </style:style>
    <style:style style:name="T6" style:family="text">
      <style:text-properties fo:font-variant="normal" fo:text-transform="none" fo:color="#000000" style:font-name="Segoe UI" fo:font-size="12pt" fo:letter-spacing="normal" fo:font-style="normal" officeooo:rsid="001297ff" style:font-size-asian="10.5pt" style:font-size-complex="12pt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#04aa6d" loext:char-shading-value="0" loext:padding-left="0.503cm" loext:padding-right="0.503cm" loext:padding-top="0.212cm" loext:padding-bottom="0.212cm" loext:border="0.06pt solid #04aa6d"/>
    </style:style>
    <style:style style:name="T10" style:family="text">
      <style:text-properties fo:font-variant="normal" fo:text-transform="none" fo:color="#ffffff" style:text-line-through-style="none" style:text-line-through-type="none" style:font-name="Source Sans Pro" fo:letter-spacing="normal" fo:font-style="normal" style:text-underline-style="none" fo:font-weight="normal" officeooo:rsid="001297ff" style:text-blinking="false" fo:background-color="#04aa6d" loext:char-shading-value="0" loext:padding-left="0.503cm" loext:padding-right="0.503cm" loext:padding-top="0.212cm" loext:padding-bottom="0.212cm" loext:border="0.06pt solid #04aa6d"/>
    </style:style>
    <style:style style:name="T11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#04aa6d" loext:char-shading-value="0" loext:padding-left="0.503cm" loext:padding-right="0.503cm" loext:padding-top="0.212cm" loext:padding-bottom="0.212cm" loext:border="0.06pt solid #04aa6d"/>
    </style:style>
    <style:style style:name="T12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1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4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15" style:family="text">
      <style:text-properties officeooo:rsid="00129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6">HTML Favicon:</text:span></text:h>
      <text:p text:style-name="P2">A favicon is a small image displayed next to the page title in the browser tab.</text:p>
      <text:p text:style-name="P1"><text:line-break/><text:span text:style-name="T15">Ejemplo:</text:span></text:p>
      <text:p text:style-name="P1"><text:span text:style-name="T13">&lt;</text:span><text:span text:style-name="T12">!DOCTYPE</text:span><text:span text:style-name="T14"> html</text:span><text:span text:style-name="T13">&gt;</text:span><text:line-break/><text:span text:style-name="T13">&lt;</text:span><text:span text:style-name="T12">html</text:span><text:span text:style-name="T13">&gt;</text:span><text:line-break/><text:span text:style-name="T13">&lt;</text:span><text:span text:style-name="T12">head</text:span><text:span text:style-name="T13">&gt;</text:span><text:line-break/><text:span text:style-name="T7">  </text:span><text:span text:style-name="T13">&lt;</text:span><text:span text:style-name="T12">title</text:span><text:span text:style-name="T13">&gt;</text:span><text:span text:style-name="T8">My Page Title</text:span><text:span text:style-name="T13">&lt;</text:span><text:span text:style-name="T12">/title</text:span><text:span text:style-name="T13">&gt;</text:span><text:line-break/><text:span text:style-name="T7">  </text:span><text:span text:style-name="T13">&lt;</text:span><text:span text:style-name="T12">link</text:span><text:span text:style-name="T14"> rel</text:span><text:span text:style-name="T13">="icon"</text:span><text:span text:style-name="T14"> type</text:span><text:span text:style-name="T13">="image/x-icon"</text:span><text:span text:style-name="T14"> href</text:span><text:span text:style-name="T13">="/images/favicon.ico"&gt;</text:span><text:line-break/><text:span text:style-name="T13">&lt;</text:span><text:span text:style-name="T12">/head</text:span><text:span text:style-name="T13">&gt;</text:span><text:line-break/><text:span text:style-name="T13">&lt;</text:span><text:span text:style-name="T12">body</text:span><text:span text:style-name="T13">&gt;</text:span><text:line-break/><text:line-break/><text:span text:style-name="T13">&lt;</text:span><text:span text:style-name="T12">h1</text:span><text:span text:style-name="T13">&gt;</text:span><text:span text:style-name="T8">This is a Heading</text:span><text:span text:style-name="T13">&lt;</text:span><text:span text:style-name="T12">/h1</text:span><text:span text:style-name="T13">&gt;</text:span><text:line-break/><text:span text:style-name="T13">&lt;</text:span><text:span text:style-name="T12">p</text:span><text:span text:style-name="T13">&gt;</text:span><text:span text:style-name="T8">This is a paragraph.</text:span><text:span text:style-name="T13">&lt;</text:span><text:span text:style-name="T12">/p</text:span><text:span text:style-name="T13">&gt;</text:span><text:line-break/><text:line-break/><text:span text:style-name="T13">&lt;</text:span><text:span text:style-name="T12">/body</text:span><text:span text:style-name="T13">&gt;</text:span><text:line-break/><text:span text:style-name="T13">&lt;</text:span><text:span text:style-name="T12">/html</text:span><text:span text:style-name="T13">&gt;</text:span></text:p>
      <text:p text:style-name="P1"><text:span text:style-name="T13"/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3T05:53:06.785039617</meta:creation-date>
    <meta:generator>LibreOffice/6.1.5.2$Linux_X86_64 LibreOffice_project/10$Build-2</meta:generator>
    <dc:date>2022-12-23T06:15:29.548402117</dc:date>
    <meta:editing-duration>PT11M38S</meta:editing-duration>
    <meta:editing-cycles>1</meta:editing-cycles>
    <meta:document-statistic meta:table-count="0" meta:image-count="0" meta:object-count="0" meta:page-count="1" meta:paragraph-count="5" meta:word-count="42" meta:character-count="317" meta:non-whitespace-character-count="271"/>
  </office:meta>
</office:document-meta>
</file>